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06d52d"/>
    </style:style>
    <style:style style:name="P2" style:family="paragraph" style:parent-style-name="Text_20_body" style:list-style-name="L1">
      <style:paragraph-properties fo:text-align="start" style:justify-single-word="false"/>
      <style:text-properties fo:language="fr" fo:country="FR" officeooo:rsid="0005f27c" officeooo:paragraph-rsid="0005f27c"/>
    </style:style>
    <style:style style:name="P3" style:family="paragraph" style:parent-style-name="Text_20_body" style:list-style-name="L1">
      <style:paragraph-properties fo:text-align="start" style:justify-single-word="false"/>
      <style:text-properties fo:language="fr" fo:country="FR" fo:font-style="normal" officeooo:rsid="0005f27c" officeooo:paragraph-rsid="0005f27c" style:font-style-asian="normal" style:font-style-complex="normal"/>
    </style:style>
    <style:style style:name="P4" style:family="paragraph" style:parent-style-name="Text_20_body">
      <style:paragraph-properties fo:text-align="start" style:justify-single-word="false"/>
      <style:text-properties fo:language="fr" fo:country="FR" fo:font-style="normal" officeooo:rsid="0005f27c" officeooo:paragraph-rsid="0005f27c" style:font-style-asian="normal" style:font-style-complex="normal"/>
    </style:style>
    <style:style style:name="P5" style:family="paragraph" style:parent-style-name="Text_20_body">
      <style:paragraph-properties fo:text-align="start" style:justify-single-word="false"/>
      <style:text-properties fo:language="fr" fo:country="FR" fo:font-style="normal" officeooo:rsid="0006d52d" officeooo:paragraph-rsid="0006d52d" style:font-style-asian="normal" style:font-style-complex="normal"/>
    </style:style>
    <style:style style:name="P6" style:family="paragraph" style:parent-style-name="Text_20_body" style:list-style-name="L1">
      <style:paragraph-properties fo:text-align="start" style:justify-single-word="false"/>
      <style:text-properties fo:language="fr" fo:country="FR" fo:font-style="normal" officeooo:rsid="000ae3ff" officeooo:paragraph-rsid="000ae3ff" style:font-style-asian="normal" style:font-style-complex="normal"/>
    </style:style>
    <style:style style:name="P7" style:family="paragraph" style:parent-style-name="Text_20_body" style:list-style-name="L3">
      <style:paragraph-properties fo:text-align="start" style:justify-single-word="false"/>
      <style:text-properties fo:language="fr" fo:country="FR" fo:font-style="normal" fo:font-weight="normal" officeooo:rsid="0005f27c" officeooo:paragraph-rsid="0006d52d" style:font-style-asian="normal" style:font-weight-asian="normal" style:font-style-complex="normal" style:font-weight-complex="normal"/>
    </style:style>
    <style:style style:name="P8" style:family="paragraph" style:parent-style-name="Text_20_body" style:list-style-name="L3">
      <style:paragraph-properties fo:text-align="start" style:justify-single-word="false"/>
      <style:text-properties fo:language="fr" fo:country="FR" fo:font-style="normal" fo:font-weight="normal" officeooo:rsid="0006d52d" officeooo:paragraph-rsid="0006d52d" style:font-style-asian="normal" style:font-weight-asian="normal" style:font-style-complex="normal" style:font-weight-complex="normal"/>
    </style:style>
    <style:style style:name="P9" style:family="paragraph" style:parent-style-name="Text_20_body" style:list-style-name="L3">
      <style:paragraph-properties fo:text-align="start" style:justify-single-word="false"/>
      <style:text-properties fo:language="fr" fo:country="FR" fo:font-style="normal" fo:font-weight="normal" officeooo:rsid="0008394c" officeooo:paragraph-rsid="0008394c" style:font-style-asian="normal" style:font-weight-asian="normal" style:font-style-complex="normal" style:font-weight-complex="normal"/>
    </style:style>
    <style:style style:name="P10" style:family="paragraph" style:parent-style-name="Text_20_body" style:list-style-name="L3">
      <style:paragraph-properties fo:text-align="start" style:justify-single-word="false"/>
      <style:text-properties fo:language="fr" fo:country="FR" fo:font-style="normal" fo:font-weight="normal" officeooo:rsid="000cbd55" officeooo:paragraph-rsid="000cbd55" style:font-style-asian="normal" style:font-weight-asian="normal" style:font-style-complex="normal" style:font-weight-complex="normal"/>
    </style:style>
    <style:style style:name="P11" style:family="paragraph" style:parent-style-name="Text_20_body" style:list-style-name="L3">
      <style:paragraph-properties fo:text-align="start" style:justify-single-word="false"/>
      <style:text-properties fo:language="fr" fo:country="FR" fo:font-style="normal" fo:font-weight="normal" officeooo:rsid="000e3b63" officeooo:paragraph-rsid="000e3b63" style:font-style-asian="normal" style:font-weight-asian="normal" style:font-style-complex="normal" style:font-weight-complex="normal"/>
    </style:style>
    <style:style style:name="P12" style:family="paragraph" style:parent-style-name="Text_20_body" style:list-style-name="L3">
      <style:paragraph-properties fo:text-align="start" style:justify-single-word="false"/>
      <style:text-properties fo:language="fr" fo:country="FR" fo:font-style="normal" fo:font-weight="normal" officeooo:rsid="000fd15f" officeooo:paragraph-rsid="000fd15f" style:font-style-asian="normal" style:font-weight-asian="normal" style:font-style-complex="normal" style:font-weight-complex="normal"/>
    </style:style>
    <style:style style:name="P13" style:family="paragraph" style:parent-style-name="Heading_20_2">
      <style:paragraph-properties fo:text-align="center" style:justify-single-word="false"/>
      <style:text-properties fo:language="fr" fo:country="FR"/>
    </style:style>
    <style:style style:name="T1" style:family="text">
      <style:text-properties officeooo:rsid="0005f27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6d52d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fr" fo:country="FR" fo:font-style="italic" fo:font-weight="bold" officeooo:rsid="0006d52d" style:font-style-asian="italic" style:font-weight-asian="bold" style:font-style-complex="italic" style:font-weight-complex="bold"/>
    </style:style>
    <style:style style:name="T6" style:family="text">
      <style:text-properties officeooo:rsid="0006d52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965cb"/>
    </style:style>
    <style:style style:name="T9" style:family="text">
      <style:text-properties officeooo:rsid="000cbd55"/>
    </style:style>
    <style:style style:name="T10" style:family="text">
      <style:text-properties officeooo:rsid="000fd15f"/>
    </style:style>
    <style:style style:name="T11" style:family="text">
      <style:text-properties officeooo:rsid="001076c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Completed tasks</text:h>
      <text:list xml:id="list4169123685" text:style-name="L1">
        <text:list-item>
          <text:p text:style-name="P2">Type de données de base: <text:span text:style-name="T2">int </text:span><text:span text:style-name="T4">et </text:span><text:span text:style-name="T2">char </text:span><text:span text:style-name="T4">(est toujours alloue sur 4 octets).</text:span></text:p>
        </text:list-item>
        <text:list-item>
          <text:p text:style-name="P2"><text:span text:style-name="T4">Tableaux à une dimension</text:span></text:p>
        </text:list-item>
        <text:list-item>
          <text:p text:style-name="P2">Définition de fonctions</text:p>
        </text:list-item>
        <text:list-item>
          <text:p text:style-name="P2">Déclaration de variables n’importe où dans les fonctions<text:line-break/>* - Déclaration de variables dans des blocs imbriques</text:p>
        </text:list-item>
        <text:list-item>
          <text:p text:style-name="P2">Possibilité d’initialiser une variable lors de sa déclaration</text:p>
        </text:list-item>
        <text:list-item>
          <text:p text:style-name="P2">Structure de blocs grâce à { et }</text:p>
        </text:list-item>
        <text:list-item>
          <text:p text:style-name="P2">Structures de contrôle : <text:span text:style-name="T2">if</text:span>, <text:span text:style-name="T2">else</text:span>, <text:span text:style-name="T2">while<text:line-break/>* - <text:s/>if else, for</text:span><text:span text:style-name="T4">, </text:span><text:span text:style-name="T2">do...while</text:span></text:p>
        </text:list-item>
        <text:list-item>
          <text:p text:style-name="P3">Expressions : constantes entières et caractère (avec simple quote) ; variables ; opérations arithmétiques de base ; +,-, * ; opérations logiques |, &amp;,^ ; opérations de comparaisons !=, ==, &lt;, &gt; ; opérations unaires ! <text:span text:style-name="T8">e</text:span>t -<text:line-break/>* - expresions booleans: ||, &amp;&amp; (avec arret premediere si necessaire)</text:p>
        </text:list-item>
        <text:list-item>
          <text:p text:style-name="P3">Affectation (qui est un opérateur)</text:p>
        </text:list-item>
        <text:list-item>
          <text:p text:style-name="P3">Utilisation des fonctions standard putchar et getchar pour les entrées-sorties</text:p>
        </text:list-item>
        <text:list-item>
          <text:p text:style-name="P3">Un seul fichier source sans pré-processing</text:p>
        </text:list-item>
        <text:list-item>
          <text:p text:style-name="P3">Commentaires</text:p>
        </text:list-item>
        <text:list-item>
          <text:p text:style-name="P6">Includes possible <text:span text:style-name="T1">à </text:span>inserer, mais ils sont ignor<text:span text:style-name="T1">é</text:span>s par notre compilateur</text:p>
        </text:list-item>
      </text:list>
      <text:p text:style-name="P4"/>
      <text:p text:style-name="P5"><text:span text:style-name="T7">Les sprints finis</text:span> : <text:span text:style-name="T2">4.1, 4.2, 4.3, 4.4, 4.5, 4.6, 4.7, 4.8, 4.9, 4.10, 4.12</text:span></text:p>
      <text:p text:style-name="P1"><text:span text:style-name="T5"/></text:p>
      <text:p text:style-name="P1"><text:span text:style-name="T5">* Bonus :</text:span></text:p>
      <text:list xml:id="list2228434676" text:style-name="L3">
        <text:list-item>
          <text:p text:style-name="P7"><text:span text:style-name="T10">d</text:span>éclaration de variables dans des blocs imbriques <text:span text:style-name="T6">(management de scope)</text:span></text:p>
        </text:list-item>
        <text:list-item>
          <text:p text:style-name="P7"><text:span text:style-name="T2">else </text:span><text:span text:style-name="T3">if</text:span><text:span text:style-name="T2">, for</text:span>, <text:span text:style-name="T2">do...while</text:span></text:p>
        </text:list-item>
        <text:list-item>
          <text:p text:style-name="P7">expresions booleans<text:span text:style-name="T2">: ||, &amp;&amp; </text:span>(avec arret premediere si necessaire)</text:p>
        </text:list-item>
        <text:list-item>
          <text:p text:style-name="P8"><text:span text:style-name="T2">return <text:s/></text:span><text:span text:style-name="T1">n’importe où dans les fonctions</text:span></text:p>
        </text:list-item>
        <text:list-item>
          <text:p text:style-name="P9">Bit shifting : &gt;&gt;, <text:span text:style-name="T11">&lt;&lt;</text:span></text:p>
        </text:list-item>
        <text:list-item>
          <text:p text:style-name="P10">+=, *=, -=, |=, &amp;=, <text:span text:style-name="T11">^=</text:span></text:p>
        </text:list-item>
        <text:list-item>
          <text:p text:style-name="P11"><text:span text:style-name="T10">a</text:span>ffectations multiples dans une seule ligne</text:p>
        </text:list-item>
        <text:list-item>
          <text:p text:style-name="P12">instructions multiples dans <text:span text:style-name="T2">fo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1:25:57.977801050</meta:creation-date>
    <dc:date>2019-04-11T12:59:15.997349155</dc:date>
    <meta:editing-duration>PT1H3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240" meta:character-count="1375" meta:non-whitespace-character-count="1178"/>
  </office:meta>
</office:document-meta>
</file>